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Gill Sans MT" svg:font-family="'Gill Sans MT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style:contextual-spacing="false" fo:text-align="end" style:justify-single-word="false"/>
    </style:style>
    <style:style style:name="P2" style:family="paragraph" style:parent-style-name="Subtitle">
      <style:paragraph-properties fo:text-align="end" style:justify-single-word="false"/>
      <style:text-properties officeooo:paragraph-rsid="0007fb4c"/>
    </style:style>
    <style:style style:name="P3" style:family="paragraph" style:parent-style-name="Standard">
      <style:paragraph-properties style:line-height-at-least="0.499cm" fo:text-align="start" style:justify-single-word="false"/>
    </style:style>
    <style:style style:name="P4" style:family="paragraph" style:parent-style-name="User_20_Index_20_Heading">
      <style:text-properties officeooo:paragraph-rsid="0007fb4c"/>
    </style:style>
    <style:style style:name="P5" style:family="paragraph" style:parent-style-name="Heading_20_1" style:master-page-name="First_20_Page">
      <style:paragraph-properties fo:margin-top="0.564cm" fo:margin-bottom="0.141cm" style:contextual-spacing="false" style:line-height-at-least="0.499cm" fo:text-align="center" style:justify-single-word="false" style:page-number="auto"/>
      <style:text-properties fo:color="#2a6099" loext:opacity="100%" style:font-name="Arial"/>
    </style:style>
    <style:style style:name="P6" style:family="paragraph" style:parent-style-name="Heading_20_1">
      <style:paragraph-properties style:line-height-at-least="0.499cm" fo:text-align="center" style:justify-single-word="false"/>
      <style:text-properties fo:color="#2a6099" loext:opacity="100%" style:font-name="Arial"/>
    </style:style>
    <style:style style:name="P7" style:family="paragraph" style:parent-style-name="Heading_20_1">
      <style:paragraph-properties style:line-height-at-least="0.499cm" fo:text-align="center" style:justify-single-word="false"/>
      <style:text-properties fo:font-variant="normal" fo:text-transform="none" fo:color="#2a6099" loext:opacity="100%" style:font-name="Arial" fo:letter-spacing="normal" fo:font-style="normal" fo:font-weight="normal" style:font-style-asian="normal" style:font-weight-asian="normal"/>
    </style:style>
    <style:style style:name="P8" style:family="paragraph" style:parent-style-name="User_20_Index_20_Heading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User_20_Index_20_Heading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User_20_Index_20_Heading"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User_20_Index_20_Heading">
      <style:text-properties officeooo:paragraph-rsid="00095ec1"/>
    </style:style>
    <style:style style:name="T1" style:family="text">
      <style:text-properties fo:font-variant="normal" fo:text-transform="none" fo:color="#111111" loext:opacity="100%" style:font-name="Gill Sans MT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07fb4c" style:font-size-asian="28pt" style:font-size-complex="28pt"/>
    </style:style>
    <style:style style:name="T4" style:family="text">
      <style:text-properties style:font-name="Arial" fo:font-size="16pt" style:font-size-asian="16pt" style:font-size-complex="16pt"/>
    </style:style>
    <style:style style:name="T5" style:family="text">
      <style:text-properties style:font-name="Arial" fo:font-size="16pt" officeooo:rsid="0007fb4c" style:font-size-asian="16pt" style:font-size-complex="16pt"/>
    </style:style>
    <style:style style:name="T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7fb4c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09241a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095ec1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111111" loext:opacity="100%" style:font-name="Gill Sans M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07fb4c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otenciar Argentina</text:h>
      <text:h text:style-name="P7" text:outline-level="1">FullCoders: curso introductorio</text:h>
      <text:h text:style-name="P6" text:outline-level="1">Comisión 14/21656</text:h>
      <text:h text:style-name="P6" text:outline-level="1">Agosto 2023</text:h>
      <text:p text:style-name="P3"/>
      <text:p text:style-name="Title">trabajo final <text:s text:c="4"/></text:p>
      <text:p text:style-name="Standard"><text:span text:style-name="T2">Proyecto: </text:span><text:span text:style-name="T3">Gestión de Gastos Personales</text:span></text:p>
      <text:p text:style-name="Standard"><text:span text:style-name="T4">Alumna/o: </text:span><text:span text:style-name="T5">Martín Bareiro</text:span><text:span text:style-name="T4"> – DNI </text:span><text:span text:style-name="T5">39.045.381</text:span></text:p>
      <text:p text:style-name="Standard"><text:span text:style-name="T4">Tutor/a: </text:span><text:span text:style-name="T5">Agustina Bussi</text:span><text:span text:style-name="T4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Emphasis"><text:span text:style-name="T1">"Nuestra mayor gloria no esta en fracasar nunca, sino en levantarnos cada vez que caemos"</text:span></text:span><text:span text:style-name="Emphasis"><text:span text:style-name="T12"> </text:span></text:span></text:p>
      <text:p text:style-name="P2"><text:span text:style-name="Emphasis"><text:span text:style-name="T13">Confusio</text:span></text:span></text:p>
      <text:p text:style-name="P8"><text:soft-page-break/></text:p>
      <text:p text:style-name="User_20_Index_20_Heading"><text:span text:style-name="T6">El presente trabajo tiene como objetivo abordar la necesidad de gestionar eficazmente los gastos personales, ofreciendo una solución práctica y funcional a través del "Algoritmo Gestión </text:span><text:span text:style-name="T8">de </text:span><text:span text:style-name="T6">Gastos". Este proyecto se enmarca en el contexto de brindar a los usuarios una herramienta para administrar su presupuesto y controlar sus gastos de manera eficiente.</text:span></text:p>
      <text:p text:style-name="P9">Descripción del Proyecto:</text:p>
      <text:p text:style-name="User_20_Index_20_Heading"><text:span text:style-name="T6">El proyecto "Gestión </text:span><text:span text:style-name="T7">de </text:span><text:span text:style-name="T6">Gastos Personales" se ha desarrollado con la finalidad de ayudar a las personas a llevar un registro detallado de sus gastos personales y garantizar un control financiero más efectivo. Este algoritmo permite a los usuarios definir un presupuesto inicial para el mes y registrar diferentes categorías de gastos. También brinda la capacidad de visualizar información relevante sobre su situación financiera actual.</text:span></text:p>
      <text:p text:style-name="P9">Contenido del Trabajo Final:</text:p>
      <text:p text:style-name="P8">En este trabajo final, se presenta una visión general del proyecto, destacando los siguientes aspectos:</text:p>
      <text:p text:style-name="User_20_Index_20_Heading"><text:span text:style-name="T11">Introducción:</text:span><text:span text:style-name="T6"> Se contextualiza el proyecto y se plantea la necesidad de una herramienta de gestión de gastos personales.</text:span></text:p>
      <text:p text:style-name="P4"><text:span text:style-name="T10">Diagrama de Flujo General:</text:span><text:span text:style-name="T6"> Se proporciona un diagrama de flujo que representa de manera visual el flujo de trabajo del proyecto, desde la definición del presupuesto hasta la visualización de la información.</text:span></text:p>
      <text:p text:style-name="P4"><text:span text:style-name="T10">Pseudocódigo:</text:span><text:span text:style-name="T6"> Se incluye el pseudocódigo funcional del algoritmo, detallando cómo se implementan las diferentes funcionalidades del proyecto.</text:span></text:p>
      <text:p text:style-name="P4"><text:span text:style-name="T10">Metodología Kanban:</text:span><text:span text:style-name="T6"> Se describe cómo se aplicaría la metodología Kanban al proyecto, organizando las tareas en un tablero Kanban y siguiendo un flujo de trabajo eficiente.</text:span></text:p>
      <text:p text:style-name="P11"><text:span text:style-name="T10">Enlace al Repositorio GitHub:</text:span><text:span text:style-name="T6"> Se proporciona un enlace al repositorio GitHub que contiene toda la documentación, el código fuente y los recursos relacionados con el proyecto. El repositorio es accesible en la siguiente dirección:</text:span></text:p>
      <text:p text:style-name="P11"><text:span text:style-name="T9">https://github.com/MBareiro/TPFinalFullcoders</text:span><text:span text:style-name="T6">.</text:span></text:p>
      <text:p text:style-name="P8"/>
      <text:p text:style-name="P10"/>
      <text:p text:style-name="P10"/>
      <text:p text:style-name="P10"/>
      <text:p text:style-name="P10"><text:soft-page-break/></text:p>
      <text:p text:style-name="P10">Conclusión:</text:p>
      <text:p text:style-name="User_20_Index_20_Heading"><text:span text:style-name="T6">El proyecto "Algoritmo Gestión </text:span><text:span text:style-name="T7">de </text:span><text:span text:style-name="T6">Gastos" es un paso fundamental hacia una gestión financiera más efectiva y consciente. A través de este trabajo final, se ha presentado una visión integral del proyecto, incluyendo su contexto, funcionalidades, metodologías de gestión y recursos disponibl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Gill Sans MT" svg:font-family="'Gill Sans MT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ill Sans MT" fo:font-size="10.5pt" fo:language="es" fo:country="AR" style:letter-kerning="false" style:font-name-asian="Segoe UI" style:font-size-asian="10.5pt" style:language-asian="en" style:country-asian="US" style:font-name-complex="Tahoma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Gill Sans MT" fo:font-size="10.5pt" fo:language="es" fo:country="AR" style:letter-kerning="false" style:font-name-asian="Segoe UI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25%" fo:text-align="start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.5pt" fo:language="es" fo:country="AR" style:letter-kerning="false" style:font-name-asian="Segoe UI" style:font-family-asian="'Segoe UI'" style:font-family-generic-asian="system" style:font-pitch-asian="variable" style:font-size-asian="10.5pt" style:language-asian="en" style:country-asian="US" style:font-name-complex="Tahoma" style:font-family-complex="Tahom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cd8c06" loext:opacity="100%" style:font-name="Impact" fo:font-family="Impact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Impact" fo:font-family="Impact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Impact" fo:font-family="Impact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Impact" fo:font-family="Impact" style:font-family-generic="roman" style:font-pitch="variable" fo:font-size="15pt" fo:font-style="italic" style:font-name-asian="Segoe UI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Impact" fo:font-family="Impact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Impact" fo:font-family="Impact" style:font-family-generic="roman" style:font-pitch="variable" fo:font-size="13pt" fo:font-style="italic" style:font-name-asian="Segoe UI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Impact" fo:font-family="Impact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Impact" fo:font-family="Impact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46b2b5" fo:border-bottom="0.74pt solid #46b2b5"/>
      <style:text-properties fo:text-transform="uppercase" fo:color="#2a1a00" loext:opacity="100%" style:font-name="Impact" fo:font-family="Impact" style:font-family-generic="roman" style:font-pitch="variable" fo:font-size="36pt" fo:letter-spacing="0.053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loext:linked-style-name="Subtítulo_20_Car" style:class="chapter">
      <style:paragraph-properties fo:text-align="center" style:justify-single-word="false"/>
      <style:text-properties fo:color="#2a1a00" loext:opacity="100%" fo:font-size="14pt" style:font-size-asian="14pt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Gill Sans MT" fo:font-family="'Gill Sans MT'" style:font-family-generic="roman" style:font-pitch="variable" fo:font-size="10.5pt" fo:language="es" fo:country="AR" style:letter-kerning="false" style:font-name-asian="Segoe UI" style:font-family-asian="'Segoe UI'" style:font-family-generic-asian="system" style:font-pitch-asian="variable" style:font-size-asian="10.5pt" style:language-asian="en" style:country-asian="US" style:font-name-complex="Tahoma" style:font-family-complex="Tahom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loext:linked-style-name="Cita_20_Car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348587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cd8c06" loext:opacity="100%" style:font-name="Impact" fo:font-family="Impact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class="index"/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cd8c06" loext:opacity="100%" style:font-name="Impact" fo:font-family="Impact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style:font-name="Impact" fo:font-family="Impact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style:font-name="Impact" fo:font-family="Impact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4_20_Car" style:display-name="Título 4 Car" style:family="text" style:parent-style-name="Default_20_Paragraph_20_Font">
      <style:text-properties style:font-name="Impact" fo:font-family="Impact" style:font-family-generic="roman" style:font-pitch="variable" fo:font-size="15pt" fo:font-style="italic" style:font-name-asian="Segoe UI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Título_20_5_20_Car" style:display-name="Título 5 Car" style:family="text" style:parent-style-name="Default_20_Paragraph_20_Font">
      <style:text-properties style:font-name="Impact" fo:font-family="Impact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6_20_Car" style:display-name="Título 6 Car" style:family="text" style:parent-style-name="Default_20_Paragraph_20_Font">
      <style:text-properties style:font-name="Impact" fo:font-family="Impact" style:font-family-generic="roman" style:font-pitch="variable" fo:font-size="13pt" fo:font-style="italic" style:font-name-asian="Segoe UI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Título_20_7_20_Car" style:display-name="Título 7 Car" style:family="text" style:parent-style-name="Default_20_Paragraph_20_Font">
      <style:text-properties style:font-name="Impact" fo:font-family="Impact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Impact" fo:font-family="Impact" style:font-family-generic="roman" style:font-pitch="variable" fo:font-size="11pt" fo:font-style="italic" style:font-name-asian="Segoe UI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Título_20_9_20_Car" style:display-name="Título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Default_20_Paragraph_20_Font" loext:linked-style-name="Título">
      <style:text-properties fo:text-transform="uppercase" fo:color="#2a1a00" loext:opacity="100%" style:font-name="Impact" fo:font-family="Impact" style:font-family-generic="roman" style:font-pitch="variable" fo:font-size="36pt" fo:letter-spacing="0.053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2a1a00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48587" loext:opacity="100%"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Default_20_Paragraph_20_Font">
      <style:text-properties fo:text-transform="uppercase" fo:color="#cd8c06" loext:opacity="100%" style:font-name="Impact" fo:font-family="Impact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style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18cm" fo:margin-left="0cm" fo:margin-right="0cm" fo:margin-top="1.21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ágina 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Página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6:11:00</meta:creation-date>
    <meta:initial-creator>CELESTE RUZO</meta:initial-creator>
    <dc:language>es-AR</dc:language>
    <dc:date>2023-09-04T11:18:59.031000000</dc:date>
    <meta:editing-cycles>30</meta:editing-cycles>
    <meta:editing-duration>PT7H24M25S</meta:editing-duration>
    <meta:generator>LibreOffice/7.3.4.2$Windows_X86_64 LibreOffice_project/728fec16bd5f605073805c3c9e7c4212a0120dc5</meta:generator>
    <meta:document-statistic meta:table-count="0" meta:image-count="0" meta:object-count="0" meta:page-count="3" meta:paragraph-count="25" meta:word-count="355" meta:character-count="2476" meta:non-whitespace-character-count="2138"/>
    <meta:user-defined meta:name="AppVersion">15.0000</meta:user-defined>
    <meta:template xlink:type="simple" xlink:actuate="onRequest" xlink:title="Normal" xlink:href=""/>
  </office:meta>
</office:document-meta>
</file>